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14.28pt" svg:y="232.61pt">
            <draw:object draw:notify-on-update-of-ranges="Sheet1.A1:Sheet1.A16 Sheet1.E1:Sheet1.E16 Sheet1.A1:Sheet1.A16 Sheet1.I1:Sheet1.I16 Sheet1.A1:Sheet1.A16 Sheet1.M1:Sheet1.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formula="of:=([.B1]-1)/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73735" calcext:value-type="float">
            <text:p>173735</text:p>
          </table:table-cell>
          <table:table-cell table:formula="of:=[.C1]-10053" office:value-type="float" office:value="163682" calcext:value-type="float">
            <text:p>163682</text:p>
          </table:table-cell>
          <table:table-cell table:formula="of:=56/0.06/[.D1]*100" office:value-type="float" office:value="0.570211344761998" calcext:value-type="float">
            <text:p>0.570211344761998</text:p>
          </table:table-cell>
          <table:table-cell office:value-type="float" office:value="2" calcext:value-type="float">
            <text:p>2</text:p>
          </table:table-cell>
          <table:table-cell office:value-type="float" office:value="147215" calcext:value-type="float">
            <text:p>147215</text:p>
          </table:table-cell>
          <table:table-cell table:formula="of:=[.G1]-10053" office:value-type="float" office:value="137162" calcext:value-type="float">
            <text:p>137162</text:p>
          </table:table-cell>
          <table:table-cell table:formula="of:=56/0.06*100/[.H1]" office:value-type="float" office:value="0.680460574600351" calcext:value-type="float">
            <text:p>0.68046057460035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2]-1)/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023" calcext:value-type="float">
            <text:p>104023</text:p>
          </table:table-cell>
          <table:table-cell table:formula="of:=[.C2]-10053" office:value-type="float" office:value="93970" calcext:value-type="float">
            <text:p>93970</text:p>
          </table:table-cell>
          <table:table-cell table:formula="of:=56/0.06/[.D2]*100" office:value-type="float" office:value="0.993224788052925" calcext:value-type="float">
            <text:p>0.993224788052925</text:p>
          </table:table-cell>
          <table:table-cell office:value-type="float" office:value="3" calcext:value-type="float">
            <text:p>3</text:p>
          </table:table-cell>
          <table:table-cell office:value-type="float" office:value="94596" calcext:value-type="float">
            <text:p>94596</text:p>
          </table:table-cell>
          <table:table-cell table:formula="of:=[.G2]-10053" office:value-type="float" office:value="84543" calcext:value-type="float">
            <text:p>84543</text:p>
          </table:table-cell>
          <table:table-cell table:formula="of:=56/0.06*100/[.H2]" office:value-type="float" office:value="1.10397470320823" calcext:value-type="float">
            <text:p>1.10397470320823</text:p>
          </table:table-cell>
          <table:table-cell office:value-type="float" office:value="3" calcext:value-type="float">
            <text:p>3</text:p>
          </table:table-cell>
          <table:table-cell office:value-type="float" office:value="63366" calcext:value-type="float">
            <text:p>63366</text:p>
          </table:table-cell>
          <table:table-cell table:formula="of:=[.K2]-10053" office:value-type="float" office:value="53313" calcext:value-type="float">
            <text:p>53313</text:p>
          </table:table-cell>
          <table:table-cell table:formula="of:=56/0.06*100/[.L2]" office:value-type="float" office:value="1.75066744196225" calcext:value-type="float">
            <text:p>1.75066744196225</text:p>
          </table:table-cell>
        </table:table-row>
        <table:table-row table:style-name="ro1">
          <table:table-cell table:formula="of:=([.B3]-1)/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93961" calcext:value-type="float">
            <text:p>93961</text:p>
          </table:table-cell>
          <table:table-cell table:formula="of:=[.C3]-10053" office:value-type="float" office:value="83908" calcext:value-type="float">
            <text:p>83908</text:p>
          </table:table-cell>
          <table:table-cell table:formula="of:=56/0.06/[.D3]*100" office:value-type="float" office:value="1.11232937661884" calcext:value-type="float">
            <text:p>1.11232937661884</text:p>
          </table:table-cell>
          <table:table-cell office:value-type="float" office:value="4" calcext:value-type="float">
            <text:p>4</text:p>
          </table:table-cell>
          <table:table-cell office:value-type="float" office:value="95316" calcext:value-type="float">
            <text:p>95316</text:p>
          </table:table-cell>
          <table:table-cell table:formula="of:=[.G3]-10053" office:value-type="float" office:value="85263" calcext:value-type="float">
            <text:p>85263</text:p>
          </table:table-cell>
          <table:table-cell table:formula="of:=56/0.06*100/[.H3]" office:value-type="float" office:value="1.09465223289508" calcext:value-type="float">
            <text:p>1.09465223289508</text:p>
          </table:table-cell>
          <table:table-cell office:value-type="float" office:value="4" calcext:value-type="float">
            <text:p>4</text:p>
          </table:table-cell>
          <table:table-cell office:value-type="float" office:value="57273" calcext:value-type="float">
            <text:p>57273</text:p>
          </table:table-cell>
          <table:table-cell table:formula="of:=[.K3]-10053" office:value-type="float" office:value="47220" calcext:value-type="float">
            <text:p>47220</text:p>
          </table:table-cell>
          <table:table-cell table:formula="of:=56/0.06*100/[.L3]" office:value-type="float" office:value="1.97656360299308" calcext:value-type="float">
            <text:p>1.97656360299308</text:p>
          </table:table-cell>
        </table:table-row>
        <table:table-row table:style-name="ro1">
          <table:table-cell table:formula="of:=([.B4]-1)/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917" calcext:value-type="float">
            <text:p>102917</text:p>
          </table:table-cell>
          <table:table-cell table:formula="of:=[.C4]-10053" office:value-type="float" office:value="92864" calcext:value-type="float">
            <text:p>92864</text:p>
          </table:table-cell>
          <table:table-cell table:formula="of:=56/0.06/[.D4]*100" office:value-type="float" office:value="1.00505398575695" calcext:value-type="float">
            <text:p>1.00505398575695</text:p>
          </table:table-cell>
          <table:table-cell office:value-type="float" office:value="5" calcext:value-type="float">
            <text:p>5</text:p>
          </table:table-cell>
          <table:table-cell office:value-type="float" office:value="90673" calcext:value-type="float">
            <text:p>90673</text:p>
          </table:table-cell>
          <table:table-cell table:formula="of:=[.G4]-10053" office:value-type="float" office:value="80620" calcext:value-type="float">
            <text:p>80620</text:p>
          </table:table-cell>
          <table:table-cell table:formula="of:=56/0.06*100/[.H4]" office:value-type="float" office:value="1.15769453402795" calcext:value-type="float">
            <text:p>1.15769453402795</text:p>
          </table:table-cell>
          <table:table-cell office:value-type="float" office:value="5" calcext:value-type="float">
            <text:p>5</text:p>
          </table:table-cell>
          <table:table-cell office:value-type="float" office:value="54796" calcext:value-type="float">
            <text:p>54796</text:p>
          </table:table-cell>
          <table:table-cell table:formula="of:=[.K4]-10053" office:value-type="float" office:value="44743" calcext:value-type="float">
            <text:p>44743</text:p>
          </table:table-cell>
          <table:table-cell table:formula="of:=56/0.06*100/[.L4]" office:value-type="float" office:value="2.08598737977635" calcext:value-type="float">
            <text:p>2.08598737977635</text:p>
          </table:table-cell>
        </table:table-row>
        <table:table-row table:style-name="ro1">
          <table:table-cell table:formula="of:=([.B5]-1)/2"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98947" calcext:value-type="float">
            <text:p>98947</text:p>
          </table:table-cell>
          <table:table-cell table:formula="of:=[.C5]-10053" office:value-type="float" office:value="88894" calcext:value-type="float">
            <text:p>88894</text:p>
          </table:table-cell>
          <table:table-cell table:formula="of:=56/0.06/[.D5]*100" office:value-type="float" office:value="1.04993962847136" calcext:value-type="float">
            <text:p>1.04993962847136</text:p>
          </table:table-cell>
          <table:table-cell office:value-type="float" office:value="6" calcext:value-type="float">
            <text:p>6</text:p>
          </table:table-cell>
          <table:table-cell office:value-type="float" office:value="86633" calcext:value-type="float">
            <text:p>86633</text:p>
          </table:table-cell>
          <table:table-cell table:formula="of:=[.G5]-10053" office:value-type="float" office:value="76580" calcext:value-type="float">
            <text:p>76580</text:p>
          </table:table-cell>
          <table:table-cell table:formula="of:=56/0.06*100/[.H5]" office:value-type="float" office:value="1.2187690432663" calcext:value-type="float">
            <text:p>1.2187690432663</text:p>
          </table:table-cell>
          <table:table-cell office:value-type="float" office:value="6" calcext:value-type="float">
            <text:p>6</text:p>
          </table:table-cell>
          <table:table-cell office:value-type="float" office:value="54139" calcext:value-type="float">
            <text:p>54139</text:p>
          </table:table-cell>
          <table:table-cell table:formula="of:=[.K5]-10053" office:value-type="float" office:value="44086" calcext:value-type="float">
            <text:p>44086</text:p>
          </table:table-cell>
          <table:table-cell table:formula="of:=56/0.06*100/[.L5]" office:value-type="float" office:value="2.11707420345083" calcext:value-type="float">
            <text:p>2.11707420345083</text:p>
          </table:table-cell>
        </table:table-row>
        <table:table-row table:style-name="ro1">
          <table:table-cell table:formula="of:=([.B6]-1)/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5542" calcext:value-type="float">
            <text:p>95542</text:p>
          </table:table-cell>
          <table:table-cell table:formula="of:=[.C6]-10053" office:value-type="float" office:value="85489" calcext:value-type="float">
            <text:p>85489</text:p>
          </table:table-cell>
          <table:table-cell table:formula="of:=56/0.06/[.D6]*100" office:value-type="float" office:value="1.09175839386744" calcext:value-type="float">
            <text:p>1.09175839386744</text:p>
          </table:table-cell>
          <table:table-cell office:value-type="float" office:value="7" calcext:value-type="float">
            <text:p>7</text:p>
          </table:table-cell>
          <table:table-cell office:value-type="float" office:value="83119" calcext:value-type="float">
            <text:p>83119</text:p>
          </table:table-cell>
          <table:table-cell table:formula="of:=[.G6]-10053" office:value-type="float" office:value="73066" calcext:value-type="float">
            <text:p>73066</text:p>
          </table:table-cell>
          <table:table-cell table:formula="of:=56/0.06*100/[.H6]" office:value-type="float" office:value="1.27738391773648" calcext:value-type="float">
            <text:p>1.27738391773648</text:p>
          </table:table-cell>
          <table:table-cell office:value-type="float" office:value="7" calcext:value-type="float">
            <text:p>7</text:p>
          </table:table-cell>
          <table:table-cell office:value-type="float" office:value="52552" calcext:value-type="float">
            <text:p>52552</text:p>
          </table:table-cell>
          <table:table-cell table:formula="of:=[.K6]-10053" office:value-type="float" office:value="42499" calcext:value-type="float">
            <text:p>42499</text:p>
          </table:table-cell>
          <table:table-cell table:formula="of:=56/0.06*100/[.L6]" office:value-type="float" office:value="2.19613010502208" calcext:value-type="float">
            <text:p>2.19613010502208</text:p>
          </table:table-cell>
        </table:table-row>
        <table:table-row table:style-name="ro1">
          <table:table-cell table:formula="of:=([.B7]-1)/2"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92447" calcext:value-type="float">
            <text:p>92447</text:p>
          </table:table-cell>
          <table:table-cell table:formula="of:=[.C7]-10053" office:value-type="float" office:value="82394" calcext:value-type="float">
            <text:p>82394</text:p>
          </table:table-cell>
          <table:table-cell table:formula="of:=56/0.06/[.D7]*100" office:value-type="float" office:value="1.1327685672905" calcext:value-type="float">
            <text:p>1.1327685672905</text:p>
          </table:table-cell>
          <table:table-cell office:value-type="float" office:value="8" calcext:value-type="float">
            <text:p>8</text:p>
          </table:table-cell>
          <table:table-cell office:value-type="float" office:value="80056" calcext:value-type="float">
            <text:p>80056</text:p>
          </table:table-cell>
          <table:table-cell table:formula="of:=[.G7]-10053" office:value-type="float" office:value="70003" calcext:value-type="float">
            <text:p>70003</text:p>
          </table:table-cell>
          <table:table-cell table:formula="of:=56/0.06*100/[.H7]" office:value-type="float" office:value="1.33327619292507" calcext:value-type="float">
            <text:p>1.33327619292507</text:p>
          </table:table-cell>
          <table:table-cell office:value-type="float" office:value="8" calcext:value-type="float">
            <text:p>8</text:p>
          </table:table-cell>
          <table:table-cell office:value-type="float" office:value="38110" calcext:value-type="float">
            <text:p>38110</text:p>
          </table:table-cell>
          <table:table-cell table:formula="of:=[.K7]-10053" office:value-type="float" office:value="28057" calcext:value-type="float">
            <text:p>28057</text:p>
          </table:table-cell>
          <table:table-cell table:formula="of:=56/0.06*100/[.L7]" office:value-type="float" office:value="3.32656140475936" calcext:value-type="float">
            <text:p>3.32656140475936</text:p>
          </table:table-cell>
        </table:table-row>
        <table:table-row table:style-name="ro1">
          <table:table-cell table:formula="of:=([.B8]-1)/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9650" calcext:value-type="float">
            <text:p>89650</text:p>
          </table:table-cell>
          <table:table-cell table:formula="of:=[.C8]-10053" office:value-type="float" office:value="79597" calcext:value-type="float">
            <text:p>79597</text:p>
          </table:table-cell>
          <table:table-cell table:formula="of:=56/0.06/[.D8]*100" office:value-type="float" office:value="1.17257350570164" calcext:value-type="float">
            <text:p>1.17257350570164</text:p>
          </table:table-cell>
          <table:table-cell office:value-type="float" office:value="9" calcext:value-type="float">
            <text:p>9</text:p>
          </table:table-cell>
          <table:table-cell office:value-type="float" office:value="77323" calcext:value-type="float">
            <text:p>77323</text:p>
          </table:table-cell>
          <table:table-cell table:formula="of:=[.G8]-10053" office:value-type="float" office:value="67270" calcext:value-type="float">
            <text:p>67270</text:p>
          </table:table-cell>
          <table:table-cell table:formula="of:=56/0.06*100/[.H8]" office:value-type="float" office:value="1.38744363510232" calcext:value-type="float">
            <text:p>1.3874436351023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([.B9]-1)/2"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87122" calcext:value-type="float">
            <text:p>87122</text:p>
          </table:table-cell>
          <table:table-cell table:formula="of:=[.C9]-10053" office:value-type="float" office:value="77069" calcext:value-type="float">
            <text:p>77069</text:p>
          </table:table-cell>
          <table:table-cell table:formula="of:=56/0.06/[.D9]*100" office:value-type="float" office:value="1.21103599804504" calcext:value-type="float">
            <text:p>1.21103599804504</text:p>
          </table:table-cell>
          <table:table-cell office:value-type="float" office:value="10" calcext:value-type="float">
            <text:p>10</text:p>
          </table:table-cell>
          <table:table-cell office:value-type="float" office:value="74783" calcext:value-type="float">
            <text:p>74783</text:p>
          </table:table-cell>
          <table:table-cell table:formula="of:=[.G9]-10053" office:value-type="float" office:value="64730" calcext:value-type="float">
            <text:p>64730</text:p>
          </table:table-cell>
          <table:table-cell table:formula="of:=56/0.06*100/[.H9]" office:value-type="float" office:value="1.44188681188527" calcext:value-type="float">
            <text:p>1.44188681188527</text:p>
          </table:table-cell>
          <table:table-cell office:value-type="float" office:value="10" calcext:value-type="float">
            <text:p>10</text:p>
          </table:table-cell>
          <table:table-cell office:value-type="float" office:value="34240" calcext:value-type="float">
            <text:p>34240</text:p>
          </table:table-cell>
          <table:table-cell table:formula="of:=[.K9]-10053" office:value-type="float" office:value="24187" calcext:value-type="float">
            <text:p>24187</text:p>
          </table:table-cell>
          <table:table-cell table:formula="of:=56/0.06*100/[.L9]" office:value-type="float" office:value="3.85882223232866" calcext:value-type="float">
            <text:p>3.85882223232866</text:p>
          </table:table-cell>
        </table:table-row>
        <table:table-row table:style-name="ro1">
          <table:table-cell table:formula="of:=([.B10]-1)/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4800" calcext:value-type="float">
            <text:p>84800</text:p>
          </table:table-cell>
          <table:table-cell table:formula="of:=[.C10]-10053" office:value-type="float" office:value="74747" calcext:value-type="float">
            <text:p>74747</text:p>
          </table:table-cell>
          <table:table-cell table:formula="of:=56/0.06/[.D10]*100" office:value-type="float" office:value="1.2486565793053" calcext:value-type="float">
            <text:p>1.2486565793053</text:p>
          </table:table-cell>
          <table:table-cell office:value-type="float" office:value="11" calcext:value-type="float">
            <text:p>11</text:p>
          </table:table-cell>
          <table:table-cell office:value-type="float" office:value="72361" calcext:value-type="float">
            <text:p>72361</text:p>
          </table:table-cell>
          <table:table-cell table:formula="of:=[.G10]-10053" office:value-type="float" office:value="62308" calcext:value-type="float">
            <text:p>62308</text:p>
          </table:table-cell>
          <table:table-cell table:formula="of:=56/0.06*100/[.H10]" office:value-type="float" office:value="1.49793498962145" calcext:value-type="float">
            <text:p>1.49793498962145</text:p>
          </table:table-cell>
          <table:table-cell office:value-type="float" office:value="11" calcext:value-type="float">
            <text:p>11</text:p>
          </table:table-cell>
          <table:table-cell office:value-type="float" office:value="31206" calcext:value-type="float">
            <text:p>31206</text:p>
          </table:table-cell>
          <table:table-cell table:formula="of:=[.K10]-10053" office:value-type="float" office:value="21153" calcext:value-type="float">
            <text:p>21153</text:p>
          </table:table-cell>
          <table:table-cell table:formula="of:=56/0.06*100/[.L10]" office:value-type="float" office:value="4.41229770402937" calcext:value-type="float">
            <text:p>4.41229770402937</text:p>
          </table:table-cell>
        </table:table-row>
        <table:table-row table:style-name="ro1">
          <table:table-cell table:formula="of:=([.B11]-1)/2"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82615" calcext:value-type="float">
            <text:p>82615</text:p>
          </table:table-cell>
          <table:table-cell table:formula="of:=[.C11]-10053" office:value-type="float" office:value="72562" calcext:value-type="float">
            <text:p>72562</text:p>
          </table:table-cell>
          <table:table-cell table:formula="of:=56/0.06/[.D11]*100" office:value-type="float" office:value="1.28625635089073" calcext:value-type="float">
            <text:p>1.28625635089073</text:p>
          </table:table-cell>
          <table:table-cell office:value-type="float" office:value="12" calcext:value-type="float">
            <text:p>12</text:p>
          </table:table-cell>
          <table:table-cell office:value-type="float" office:value="70109" calcext:value-type="float">
            <text:p>70109</text:p>
          </table:table-cell>
          <table:table-cell table:formula="of:=[.G11]-10053" office:value-type="float" office:value="60056" calcext:value-type="float">
            <text:p>60056</text:p>
          </table:table-cell>
          <table:table-cell table:formula="of:=56/0.06*100/[.H11]" office:value-type="float" office:value="1.55410505750189" calcext:value-type="float">
            <text:p>1.55410505750189</text:p>
          </table:table-cell>
          <table:table-cell office:value-type="float" office:value="12" calcext:value-type="float">
            <text:p>12</text:p>
          </table:table-cell>
          <table:table-cell office:value-type="float" office:value="29847" calcext:value-type="float">
            <text:p>29847</text:p>
          </table:table-cell>
          <table:table-cell table:formula="of:=[.K11]-10053" office:value-type="float" office:value="19794" calcext:value-type="float">
            <text:p>19794</text:p>
          </table:table-cell>
          <table:table-cell table:formula="of:=56/0.06*100/[.L11]" office:value-type="float" office:value="4.71523357246304" calcext:value-type="float">
            <text:p>4.71523357246304</text:p>
          </table:table-cell>
        </table:table-row>
        <table:table-row table:style-name="ro1">
          <table:table-cell table:formula="of:=([.B12]-1)/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0566" calcext:value-type="float">
            <text:p>80566</text:p>
          </table:table-cell>
          <table:table-cell table:formula="of:=[.C12]-10053" office:value-type="float" office:value="70513" calcext:value-type="float">
            <text:p>70513</text:p>
          </table:table-cell>
          <table:table-cell table:formula="of:=56/0.06/[.D12]*100" office:value-type="float" office:value="1.32363299438874" calcext:value-type="float">
            <text:p>1.32363299438874</text:p>
          </table:table-cell>
          <table:table-cell office:value-type="float" office:value="13" calcext:value-type="float">
            <text:p>13</text:p>
          </table:table-cell>
          <table:table-cell office:value-type="float" office:value="68139" calcext:value-type="float">
            <text:p>68139</text:p>
          </table:table-cell>
          <table:table-cell table:formula="of:=[.G12]-10053" office:value-type="float" office:value="58086" calcext:value-type="float">
            <text:p>58086</text:p>
          </table:table-cell>
          <table:table-cell table:formula="of:=56/0.06*100/[.H12]" office:value-type="float" office:value="1.60681288663935" calcext:value-type="float">
            <text:p>1.60681288663935</text:p>
          </table:table-cell>
          <table:table-cell office:value-type="float" office:value="13" calcext:value-type="float">
            <text:p>13</text:p>
          </table:table-cell>
          <table:table-cell office:value-type="float" office:value="29230" calcext:value-type="float">
            <text:p>29230</text:p>
          </table:table-cell>
          <table:table-cell table:formula="of:=[.K12]-10053" office:value-type="float" office:value="19177" calcext:value-type="float">
            <text:p>19177</text:p>
          </table:table-cell>
          <table:table-cell table:formula="of:=56/0.06*100/[.L12]" office:value-type="float" office:value="4.86694130121152" calcext:value-type="float">
            <text:p>4.86694130121152</text:p>
          </table:table-cell>
        </table:table-row>
        <table:table-row table:style-name="ro1">
          <table:table-cell table:formula="of:=([.B13]-1)/2"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78636" calcext:value-type="float">
            <text:p>78636</text:p>
          </table:table-cell>
          <table:table-cell table:formula="of:=[.C13]-10053" office:value-type="float" office:value="68583" calcext:value-type="float">
            <text:p>68583</text:p>
          </table:table-cell>
          <table:table-cell table:formula="of:=56/0.06/[.D13]*100" office:value-type="float" office:value="1.36088146236434" calcext:value-type="float">
            <text:p>1.36088146236434</text:p>
          </table:table-cell>
          <table:table-cell office:value-type="float" office:value="14" calcext:value-type="float">
            <text:p>14</text:p>
          </table:table-cell>
          <table:table-cell office:value-type="float" office:value="66325" calcext:value-type="float">
            <text:p>66325</text:p>
          </table:table-cell>
          <table:table-cell table:formula="of:=[.G13]-10053" office:value-type="float" office:value="56272" calcext:value-type="float">
            <text:p>56272</text:p>
          </table:table-cell>
          <table:table-cell table:formula="of:=56/0.06*100/[.H13]" office:value-type="float" office:value="1.65861055824093" calcext:value-type="float">
            <text:p>1.65861055824093</text:p>
          </table:table-cell>
          <table:table-cell office:value-type="float" office:value="14" calcext:value-type="float">
            <text:p>14</text:p>
          </table:table-cell>
          <table:table-cell office:value-type="float" office:value="28954" calcext:value-type="float">
            <text:p>28954</text:p>
          </table:table-cell>
          <table:table-cell table:formula="of:=[.K13]-10053" office:value-type="float" office:value="18901" calcext:value-type="float">
            <text:p>18901</text:p>
          </table:table-cell>
          <table:table-cell table:formula="of:=56/0.06*100/[.L13]" office:value-type="float" office:value="4.9380103345502" calcext:value-type="float">
            <text:p>4.9380103345502</text:p>
          </table:table-cell>
        </table:table-row>
        <table:table-row table:style-name="ro1">
          <table:table-cell table:formula="of:=([.B14]-1)/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6807" calcext:value-type="float">
            <text:p>76807</text:p>
          </table:table-cell>
          <table:table-cell table:formula="of:=[.C14]-10053" office:value-type="float" office:value="66754" calcext:value-type="float">
            <text:p>66754</text:p>
          </table:table-cell>
          <table:table-cell table:formula="of:=56/0.06/[.D14]*100" office:value-type="float" office:value="1.39816839939679" calcext:value-type="float">
            <text:p>1.39816839939679</text:p>
          </table:table-cell>
          <table:table-cell office:value-type="float" office:value="15" calcext:value-type="float">
            <text:p>15</text:p>
          </table:table-cell>
          <table:table-cell office:value-type="float" office:value="64602" calcext:value-type="float">
            <text:p>64602</text:p>
          </table:table-cell>
          <table:table-cell table:formula="of:=[.G14]-10053" office:value-type="float" office:value="54549" calcext:value-type="float">
            <text:p>54549</text:p>
          </table:table-cell>
          <table:table-cell table:formula="of:=56/0.06*100/[.H14]" office:value-type="float" office:value="1.71099989611786" calcext:value-type="float">
            <text:p>1.71099989611786</text:p>
          </table:table-cell>
          <table:table-cell office:value-type="float" office:value="15" calcext:value-type="float">
            <text:p>15</text:p>
          </table:table-cell>
          <table:table-cell office:value-type="float" office:value="28558" calcext:value-type="float">
            <text:p>28558</text:p>
          </table:table-cell>
          <table:table-cell table:formula="of:=[.K14]-10053" office:value-type="float" office:value="18505" calcext:value-type="float">
            <text:p>18505</text:p>
          </table:table-cell>
          <table:table-cell table:formula="of:=56/0.06*100/[.L14]" office:value-type="float" office:value="5.04368188777808" calcext:value-type="float">
            <text:p>5.04368188777808</text:p>
          </table:table-cell>
        </table:table-row>
        <table:table-row table:style-name="ro1">
          <table:table-cell table:formula="of:=([.B15]-1)/2"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75066" calcext:value-type="float">
            <text:p>75066</text:p>
          </table:table-cell>
          <table:table-cell table:formula="of:=[.C15]-10053" office:value-type="float" office:value="65013" calcext:value-type="float">
            <text:p>65013</text:p>
          </table:table-cell>
          <table:table-cell table:formula="of:=56/0.06/[.D15]*100" office:value-type="float" office:value="1.43561031383467" calcext:value-type="float">
            <text:p>1.43561031383467</text:p>
          </table:table-cell>
          <table:table-cell office:value-type="float" office:value="16" calcext:value-type="float">
            <text:p>16</text:p>
          </table:table-cell>
          <table:table-cell office:value-type="float" office:value="62949" calcext:value-type="float">
            <text:p>62949</text:p>
          </table:table-cell>
          <table:table-cell table:formula="of:=[.G15]-10053" office:value-type="float" office:value="52896" calcext:value-type="float">
            <text:p>52896</text:p>
          </table:table-cell>
          <table:table-cell table:formula="of:=56/0.06*100/[.H15]" office:value-type="float" office:value="1.76446864287155" calcext:value-type="float">
            <text:p>1.76446864287155</text:p>
          </table:table-cell>
          <table:table-cell office:value-type="float" office:value="16" calcext:value-type="float">
            <text:p>16</text:p>
          </table:table-cell>
          <table:table-cell office:value-type="float" office:value="27860" calcext:value-type="float">
            <text:p>27860</text:p>
          </table:table-cell>
          <table:table-cell table:formula="of:=[.K15]-10053" office:value-type="float" office:value="17807" calcext:value-type="float">
            <text:p>17807</text:p>
          </table:table-cell>
          <table:table-cell table:formula="of:=56/0.06*100/[.L15]" office:value-type="float" office:value="5.24138447427042" calcext:value-type="float">
            <text:p>5.24138447427042</text:p>
          </table:table-cell>
        </table:table-row>
        <table:table-row table:style-name="ro1">
          <table:table-cell table:formula="of:=([.B16]-1)/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3409" calcext:value-type="float">
            <text:p>73409</text:p>
          </table:table-cell>
          <table:table-cell table:formula="of:=[.C16]-10053" office:value-type="float" office:value="63356" calcext:value-type="float">
            <text:p>63356</text:p>
          </table:table-cell>
          <table:table-cell table:formula="of:=56/0.06/[.D16]*100" office:value-type="float" office:value="1.47315697539828" calcext:value-type="float">
            <text:p>1.47315697539828</text:p>
          </table:table-cell>
          <table:table-cell office:value-type="float" office:value="17" calcext:value-type="float">
            <text:p>17</text:p>
          </table:table-cell>
          <table:table-cell office:value-type="float" office:value="69703" calcext:value-type="float">
            <text:p>69703</text:p>
          </table:table-cell>
          <table:table-cell table:formula="of:=[.G16]-10053" office:value-type="float" office:value="59650" calcext:value-type="float">
            <text:p>59650</text:p>
          </table:table-cell>
          <table:table-cell table:formula="of:=56/0.06*100/[.H16]" office:value-type="float" office:value="1.5646828723107" calcext:value-type="float">
            <text:p>1.5646828723107</text:p>
          </table:table-cell>
          <table:table-cell office:value-type="float" office:value="17" calcext:value-type="float">
            <text:p>17</text:p>
          </table:table-cell>
          <table:table-cell office:value-type="float" office:value="27555" calcext:value-type="float">
            <text:p>27555</text:p>
          </table:table-cell>
          <table:table-cell table:formula="of:=[.K16]-10053" office:value-type="float" office:value="17502" calcext:value-type="float">
            <text:p>17502</text:p>
          </table:table-cell>
          <table:table-cell table:formula="of:=56/0.06*100/[.L16]" office:value-type="float" office:value="5.33272387917571" calcext:value-type="float">
            <text:p>5.33272387917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TW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TW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53:41.265127961</meta:creation-date>
    <dc:date>2018-11-29T08:51:06.830283696</dc:date>
    <meta:editing-duration>PT45M46S</meta:editing-duration>
    <meta:editing-cycles>2</meta:editing-cycles>
    <meta:generator>LibreOffice/6.1.3.2$Linux_X86_64 LibreOffice_project/10$Build-2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7cm" svg:y="3.694cm" style:legend-expansion="high" chart:style-name="ch2"/>
        <chart:plot-area chart:style-name="ch3" table:cell-range-address="Sheet1.A1:Sheet1.A16 Sheet1.E1:Sheet1.E16 Sheet1.I1:Sheet1.I16 Sheet1.M1:Sheet1.M16" chart:data-source-has-labels="row" svg:x="0.32cm" svg:y="0.18cm" svg:width="13.187cm" svg:height="8.64cm">
          <chartooo:coordinate-region svg:x="0.762cm" svg:y="0.382cm" svg:width="12.64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6" loext:label-string="veryslow" chart:class="chart:scatter">
            <chart:domain table:cell-range-address="Sheet1.A1:Sheet1.A16"/>
            <chart:data-point chart:repeated="16"/>
          </chart:series>
          <chart:series chart:style-name="ch7" chart:values-cell-range-address="Sheet1.I1:Sheet1.I16" loext:label-string="slow" chart:class="chart:scatter">
            <chart:data-point chart:repeated="16"/>
          </chart:series>
          <chart:series chart:style-name="ch8" chart:values-cell-range-address="Sheet1.M1:Sheet1.M16" loext:label-string="fast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ryslow</text:p>
              </table:table-cell>
              <table:table-cell office:value-type="string">
                <text:p>slow</text:p>
              </table:table-cell>
              <table:table-cell office:value-type="string">
                <text:p>f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1:Sheet1.A16</svg:desc>
                </draw:g>
              </table:table-cell>
              <table:table-cell office:value-type="float" office:value="0.570211344761998">
                <text:p>0.570211344761998</text:p>
                <draw:g>
                  <svg:desc>Sheet1.E1:Sheet1.E16</svg:desc>
                </draw:g>
              </table:table-cell>
              <table:table-cell office:value-type="float" office:value="0.680460574600351">
                <text:p>0.680460574600351</text:p>
                <draw:g>
                  <svg:desc>Sheet1.I1:Sheet1.I16</svg:desc>
                </draw:g>
              </table:table-cell>
              <table:table-cell office:value-type="float" office:value="0">
                <text:p>0</text:p>
                <draw:g>
                  <svg:desc>Sheet1.M1:Sheet1.M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3224788052925">
                <text:p>0.993224788052925</text:p>
              </table:table-cell>
              <table:table-cell office:value-type="float" office:value="1.10397470320823">
                <text:p>1.10397470320823</text:p>
              </table:table-cell>
              <table:table-cell office:value-type="float" office:value="1.75066744196225">
                <text:p>1.75066744196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11232937661884">
                <text:p>1.11232937661884</text:p>
              </table:table-cell>
              <table:table-cell office:value-type="float" office:value="1.09465223289508">
                <text:p>1.09465223289508</text:p>
              </table:table-cell>
              <table:table-cell office:value-type="float" office:value="1.97656360299308">
                <text:p>1.97656360299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00505398575695">
                <text:p>1.00505398575695</text:p>
              </table:table-cell>
              <table:table-cell office:value-type="float" office:value="1.15769453402795">
                <text:p>1.15769453402795</text:p>
              </table:table-cell>
              <table:table-cell office:value-type="float" office:value="2.08598737977635">
                <text:p>2.08598737977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4993962847136">
                <text:p>1.04993962847136</text:p>
              </table:table-cell>
              <table:table-cell office:value-type="float" office:value="1.2187690432663">
                <text:p>1.2187690432663</text:p>
              </table:table-cell>
              <table:table-cell office:value-type="float" office:value="2.11707420345083">
                <text:p>2.11707420345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9175839386744">
                <text:p>1.09175839386744</text:p>
              </table:table-cell>
              <table:table-cell office:value-type="float" office:value="1.27738391773648">
                <text:p>1.27738391773648</text:p>
              </table:table-cell>
              <table:table-cell office:value-type="float" office:value="2.19613010502208">
                <text:p>2.19613010502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327685672905">
                <text:p>1.1327685672905</text:p>
              </table:table-cell>
              <table:table-cell office:value-type="float" office:value="1.33327619292507">
                <text:p>1.33327619292507</text:p>
              </table:table-cell>
              <table:table-cell office:value-type="float" office:value="3.32656140475936">
                <text:p>3.32656140475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7257350570164">
                <text:p>1.17257350570164</text:p>
              </table:table-cell>
              <table:table-cell office:value-type="float" office:value="1.38744363510232">
                <text:p>1.3874436351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21103599804504">
                <text:p>1.21103599804504</text:p>
              </table:table-cell>
              <table:table-cell office:value-type="float" office:value="1.44188681188527">
                <text:p>1.44188681188527</text:p>
              </table:table-cell>
              <table:table-cell office:value-type="float" office:value="3.85882223232866">
                <text:p>3.85882223232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2486565793053">
                <text:p>1.2486565793053</text:p>
              </table:table-cell>
              <table:table-cell office:value-type="float" office:value="1.49793498962145">
                <text:p>1.49793498962145</text:p>
              </table:table-cell>
              <table:table-cell office:value-type="float" office:value="4.41229770402937">
                <text:p>4.41229770402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28625635089073">
                <text:p>1.28625635089073</text:p>
              </table:table-cell>
              <table:table-cell office:value-type="float" office:value="1.55410505750189">
                <text:p>1.55410505750189</text:p>
              </table:table-cell>
              <table:table-cell office:value-type="float" office:value="4.71523357246304">
                <text:p>4.71523357246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32363299438874">
                <text:p>1.32363299438874</text:p>
              </table:table-cell>
              <table:table-cell office:value-type="float" office:value="1.60681288663935">
                <text:p>1.60681288663935</text:p>
              </table:table-cell>
              <table:table-cell office:value-type="float" office:value="4.86694130121152">
                <text:p>4.86694130121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36088146236434">
                <text:p>1.36088146236434</text:p>
              </table:table-cell>
              <table:table-cell office:value-type="float" office:value="1.65861055824093">
                <text:p>1.65861055824093</text:p>
              </table:table-cell>
              <table:table-cell office:value-type="float" office:value="4.9380103345502">
                <text:p>4.9380103345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39816839939679">
                <text:p>1.39816839939679</text:p>
              </table:table-cell>
              <table:table-cell office:value-type="float" office:value="1.71099989611786">
                <text:p>1.71099989611786</text:p>
              </table:table-cell>
              <table:table-cell office:value-type="float" office:value="5.04368188777808">
                <text:p>5.04368188777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43561031383467">
                <text:p>1.43561031383467</text:p>
              </table:table-cell>
              <table:table-cell office:value-type="float" office:value="1.76446864287155">
                <text:p>1.76446864287155</text:p>
              </table:table-cell>
              <table:table-cell office:value-type="float" office:value="5.24138447427042">
                <text:p>5.24138447427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47315697539828">
                <text:p>1.47315697539828</text:p>
              </table:table-cell>
              <table:table-cell office:value-type="float" office:value="1.5646828723107">
                <text:p>1.5646828723107</text:p>
              </table:table-cell>
              <table:table-cell office:value-type="float" office:value="5.33272387917571">
                <text:p>5.33272387917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